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7be" officeooo:paragraph-rsid="001327be"/>
    </style:style>
    <style:style style:name="P2" style:family="paragraph" style:parent-style-name="Standard">
      <style:paragraph-properties fo:text-align="start" style:justify-single-word="false"/>
      <style:text-properties officeooo:rsid="001327be" officeooo:paragraph-rsid="001327be"/>
    </style:style>
    <style:style style:name="P3" style:family="paragraph" style:parent-style-name="Standard">
      <style:paragraph-properties fo:text-align="start" style:justify-single-word="false"/>
      <style:text-properties style:text-position="0% 100%" fo:font-weight="bold" officeooo:rsid="001327be" officeooo:paragraph-rsid="001327b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position="0% 100%" fo:font-weight="bold" officeooo:rsid="001677a4" officeooo:paragraph-rsid="001677a4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63548" officeooo:paragraph-rsid="00163548"/>
    </style:style>
    <style:style style:name="P6" style:family="paragraph" style:parent-style-name="Standard">
      <style:paragraph-properties fo:text-align="start" style:justify-single-word="false"/>
      <style:text-properties officeooo:paragraph-rsid="0018360a"/>
    </style:style>
    <style:style style:name="P7" style:family="paragraph" style:parent-style-name="Standard">
      <style:paragraph-properties fo:text-align="start" style:justify-single-word="false"/>
      <style:text-properties officeooo:paragraph-rsid="001ee198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7ad8" officeooo:paragraph-rsid="00187ad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c4919" officeooo:paragraph-rsid="001c491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c8fea" officeooo:paragraph-rsid="001c8fe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e198" officeooo:paragraph-rsid="001ee198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f851e" officeooo:paragraph-rsid="001f851e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15c1a" officeooo:paragraph-rsid="00215c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4c353" officeooo:paragraph-rsid="0024c3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5b375" officeooo:paragraph-rsid="0025b375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2a710a" officeooo:paragraph-rsid="002a710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2bc29c" officeooo:paragraph-rsid="002bc29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2c68f0" officeooo:paragraph-rsid="002c68f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dc128" officeooo:paragraph-rsid="002dc12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31d72e" officeooo:paragraph-rsid="0031d72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32aba0" officeooo:paragraph-rsid="0032aba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4f212" officeooo:paragraph-rsid="0034f212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7f7f4" officeooo:paragraph-rsid="0037f7f4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38caf1" officeooo:paragraph-rsid="0038caf1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38caf1" officeooo:paragraph-rsid="0037f7f4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392440" officeooo:paragraph-rsid="0039244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3a420d" officeooo:paragraph-rsid="003a420d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3bec52" officeooo:paragraph-rsid="003bec5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3d3a73" officeooo:paragraph-rsid="003d3a73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3e1e38" officeooo:paragraph-rsid="003e1e38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3e1e38" officeooo:paragraph-rsid="003e4c60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3e4c60" officeooo:paragraph-rsid="003e4c6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weight="normal" officeooo:rsid="003f02d1" officeooo:paragraph-rsid="003f02d1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41bf15" officeooo:paragraph-rsid="0041bf15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4338b5" officeooo:paragraph-rsid="004338b5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44488b" officeooo:paragraph-rsid="0044488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461681" officeooo:paragraph-rsid="00461681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47fa1a" officeooo:paragraph-rsid="0047fa1a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495945" officeooo:paragraph-rsid="00495945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b5365" officeooo:paragraph-rsid="004b5365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weight="normal" officeooo:rsid="004bd267" officeooo:paragraph-rsid="004bd26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4c4fc3" officeooo:paragraph-rsid="004c4fc3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weight="normal" officeooo:paragraph-rsid="004338b5"/>
    </style:style>
    <style:style style:name="P44" style:family="paragraph" style:parent-style-name="Standard">
      <style:paragraph-properties fo:text-align="start" style:justify-single-word="false"/>
      <style:text-properties fo:font-weight="normal" officeooo:paragraph-rsid="0047fa1a"/>
    </style:style>
    <style:style style:name="P45" style:family="paragraph" style:parent-style-name="Standard">
      <style:paragraph-properties fo:text-align="start" style:justify-single-word="false"/>
      <style:text-properties fo:font-weight="normal" officeooo:paragraph-rsid="004bd267"/>
    </style:style>
    <style:style style:name="P46" style:family="paragraph" style:parent-style-name="Standard">
      <style:paragraph-properties fo:text-align="start" style:justify-single-word="false"/>
      <style:text-properties fo:font-weight="normal" officeooo:paragraph-rsid="004cf743"/>
    </style:style>
    <style:style style:name="P47" style:family="paragraph" style:parent-style-name="Standard">
      <style:paragraph-properties fo:text-align="start" style:justify-single-word="false"/>
      <style:text-properties fo:color="#d4d4d4" loext:opacity="100%" style:text-position="0% 100%" style:font-name="Droid Sans Mono" fo:font-size="6pt" fo:font-weight="normal" officeooo:rsid="00187ad8" officeooo:paragraph-rsid="00187ad8" fo:background-color="#1e1e1e" style:font-size-asian="6pt" style:font-weight-asian="normal" style:font-size-complex="6pt" style:font-weight-complex="normal"/>
    </style:style>
    <style:style style:name="P48" style:family="paragraph" style:parent-style-name="Standard">
      <style:paragraph-properties style:line-height-at-least="0.198in"/>
      <style:text-properties fo:color="#d4d4d4" loext:opacity="100%" style:text-position="0% 100%" style:font-name="Droid Sans Mono" fo:font-size="6pt" fo:font-weight="normal" fo:background-color="#1e1e1e" style:font-size-asian="6pt" style:font-size-complex="6pt"/>
    </style:style>
    <style:style style:name="P49" style:family="paragraph" style:parent-style-name="Standard">
      <style:paragraph-properties style:line-height-at-least="0.198in"/>
      <style:text-properties fo:color="#d4d4d4" loext:opacity="100%" style:font-name="Droid Sans Mono1" fo:font-size="10.5pt" fo:font-weight="normal" fo:background-color="#1e1e1e"/>
    </style:style>
    <style:style style:name="P50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15c1a" officeooo:paragraph-rsid="00215c1a" fo:background-color="#1e1e1e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5b375" officeooo:paragraph-rsid="0025b375" fo:background-color="#1e1e1e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bc29c" officeooo:paragraph-rsid="002bc29c" fo:background-color="#1e1e1e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d4d4d4" loext:opacity="100%" style:font-name="Droid Sans Mono1" fo:font-size="10.5pt" fo:font-weight="normal" officeooo:rsid="002dc128" officeooo:paragraph-rsid="002dc128" fo:background-color="#1e1e1e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officeooo:rsid="001677a4" officeooo:paragraph-rsid="001677a4"/>
    </style:style>
    <style:style style:name="P55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c4919"/>
    </style:style>
    <style:style style:name="P56" style:family="paragraph" style:parent-style-name="Standard">
      <style:paragraph-properties fo:text-align="start" style:justify-single-word="false"/>
      <style:text-properties style:text-line-through-style="solid" style:text-line-through-type="single" officeooo:rsid="001c4919" officeooo:paragraph-rsid="00187ad8"/>
    </style:style>
    <style:style style:name="P57" style:family="paragraph" style:parent-style-name="Standard">
      <style:paragraph-properties fo:text-align="start" style:justify-single-word="false"/>
      <style:text-properties officeooo:rsid="00179866" officeooo:paragraph-rsid="00179866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paragraph-rsid="0018360a"/>
    </style:style>
    <style:style style:name="P59" style:family="paragraph" style:parent-style-name="Standard">
      <style:paragraph-properties style:line-height-at-least="0.198in"/>
      <style:text-properties fo:font-size="12pt" fo:font-weight="bold" officeooo:rsid="00312edc" officeooo:paragraph-rsid="00312edc"/>
    </style:style>
    <style:style style:name="P60" style:family="paragraph" style:parent-style-name="Standard">
      <style:paragraph-properties style:line-height-at-least="0.198in"/>
      <style:text-properties fo:font-size="12pt" fo:font-weight="bold" officeooo:paragraph-rsid="002ef809"/>
    </style:style>
    <style:style style:name="P61" style:family="paragraph" style:parent-style-name="Standard">
      <style:paragraph-properties style:line-height-at-least="0.198in"/>
      <style:text-properties fo:font-size="12pt" fo:font-weight="normal" officeooo:rsid="0030661c" officeooo:paragraph-rsid="002ef809" style:font-weight-asian="normal" style:font-weight-complex="normal"/>
    </style:style>
    <style:style style:name="P62" style:family="paragraph" style:parent-style-name="Standard">
      <style:paragraph-properties style:line-height-at-least="0.198in"/>
      <style:text-properties fo:font-size="12pt" fo:font-weight="normal" officeooo:rsid="00312edc" officeooo:paragraph-rsid="002ef809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64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fo:background-color="#1e1e1e"/>
    </style:style>
    <style:style style:name="P65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399bf" officeooo:paragraph-rsid="002399bf" fo:background-color="#1e1e1e"/>
    </style:style>
    <style:style style:name="P66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4c353" officeooo:paragraph-rsid="0024c353" fo:background-color="#1e1e1e"/>
    </style:style>
    <style:style style:name="P67" style:family="paragraph" style:parent-style-name="Standard">
      <style:paragraph-properties style:line-height-at-least="0.198in"/>
      <style:text-properties fo:color="#ffffff" loext:opacity="100%" style:font-name="Droid Sans Mono1" fo:font-size="10.5pt" fo:font-weight="normal" officeooo:rsid="002ef809" officeooo:paragraph-rsid="002ef809" fo:background-color="#1e1e1e"/>
    </style:style>
    <style:style style:name="P68" style:family="paragraph" style:parent-style-name="Standard">
      <style:paragraph-properties style:line-height-at-least="0.198in"/>
      <style:text-properties fo:color="#6272a4" loext:opacity="100%" style:font-name="Droid Sans Mono1" fo:font-size="10.5pt" fo:font-weight="normal" fo:background-color="#1e1e1e"/>
    </style:style>
    <style:style style:name="P69" style:family="paragraph" style:parent-style-name="Standard">
      <style:paragraph-properties style:line-height-at-least="0.198in"/>
      <style:text-properties fo:font-size="10.5pt" fo:font-weight="normal" officeooo:paragraph-rsid="002ef809"/>
    </style:style>
    <style:style style:name="P70" style:family="paragraph" style:parent-style-name="Standard">
      <style:paragraph-properties style:line-height-at-least="0.198in"/>
      <style:text-properties fo:font-size="10.5pt" fo:font-weight="normal" officeooo:paragraph-rsid="002ef809" style:font-weight-asian="normal" style:font-weight-complex="normal"/>
    </style:style>
    <style:style style:name="P71" style:family="paragraph" style:parent-style-name="Standard">
      <style:paragraph-properties style:line-height-at-least="0.198in"/>
    </style:style>
    <style:style style:name="P72" style:family="paragraph" style:parent-style-name="Standard">
      <style:paragraph-properties fo:margin-top="0in" fo:margin-bottom="0.1965in" style:contextual-spacing="false" style:line-height-at-least="0.198in"/>
    </style:style>
    <style:style style:name="P73" style:family="paragraph" style:parent-style-name="Standard">
      <style:paragraph-properties fo:text-align="start" style:justify-single-word="false"/>
      <style:text-properties fo:font-weight="bold" officeooo:rsid="00461681" officeooo:paragraph-rsid="00461681" style:font-weight-asian="bold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weight="bold" officeooo:rsid="0047fa1a" officeooo:paragraph-rsid="0047fa1a" style:font-weight-asian="bold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5117a7" officeooo:paragraph-rsid="005117a7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cf743" officeooo:paragraph-rsid="004cf743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bdc1c6" loext:opacity="100%" style:font-name="Liberation Serif" fo:font-size="10.5pt" fo:letter-spacing="normal" fo:font-style="normal" fo:font-weight="normal" officeooo:rsid="004ed821" officeooo:paragraph-rsid="004ed821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4ed821" officeooo:paragraph-rsid="004ed821" style:font-size-asian="10.5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0a42d" officeooo:paragraph-rsid="0050a42d" style:font-size-asian="10.5pt" style:font-size-complex="12pt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17a7" officeooo:paragraph-rsid="005117a7" style:font-size-asian="10.5pt" style:font-size-complex="12pt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1770e" officeooo:paragraph-rsid="005117a7" style:font-size-asian="10.5pt" style:font-size-complex="12pt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3be4c" officeooo:paragraph-rsid="0053be4c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4c5a4" officeooo:paragraph-rsid="0054c5a4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594370" officeooo:paragraph-rsid="00594370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0a42d" officeooo:paragraph-rsid="0050a42d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53be4c" officeooo:paragraph-rsid="0053be4c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paragraph-rsid="00594370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c45bb" officeooo:paragraph-rsid="005c45bb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e0433" officeooo:paragraph-rsid="005e0433"/>
    </style:style>
    <style:style style:name="P90" style:family="paragraph" style:parent-style-name="Standard">
      <style:paragraph-properties fo:text-align="start" style:justify-single-word="false"/>
      <style:text-properties officeooo:paragraph-rsid="005e0433"/>
    </style:style>
    <style:style style:name="P91" style:family="paragraph" style:parent-style-name="Standard">
      <style:paragraph-properties fo:text-align="start" style:justify-single-word="false"/>
      <style:text-properties officeooo:paragraph-rsid="0062670f"/>
    </style:style>
    <style:style style:name="T1" style:family="text">
      <style:text-properties officeooo:rsid="00143d87"/>
    </style:style>
    <style:style style:name="T2" style:family="text">
      <style:text-properties fo:color="#569cd6" loext:opacity="100%"/>
    </style:style>
    <style:style style:name="T3" style:family="text">
      <style:text-properties fo:color="#b5cea8" loext:opacity="100%"/>
    </style:style>
    <style:style style:name="T4" style:family="text">
      <style:text-properties style:text-line-through-style="none" style:text-line-through-type="none" officeooo:rsid="0018360a"/>
    </style:style>
    <style:style style:name="T5" style:family="text">
      <style:text-properties fo:font-size="12pt"/>
    </style:style>
    <style:style style:name="T6" style:family="text">
      <style:text-properties fo:font-size="12pt" fo:font-weight="bold"/>
    </style:style>
    <style:style style:name="T7" style:family="text">
      <style:text-properties fo:font-size="12pt" officeooo:rsid="001c4919"/>
    </style:style>
    <style:style style:name="T8" style:family="text">
      <style:text-properties fo:font-size="12pt" officeooo:rsid="0030661c"/>
    </style:style>
    <style:style style:name="T9" style:family="text">
      <style:text-properties fo:font-size="12pt" officeooo:rsid="00312edc"/>
    </style:style>
    <style:style style:name="T10" style:family="text">
      <style:text-properties fo:font-size="12pt" fo:font-weight="normal" officeooo:rsid="005e0433"/>
    </style:style>
    <style:style style:name="T11" style:family="text">
      <style:text-properties fo:color="#6a9955" loext:opacity="100%"/>
    </style:style>
    <style:style style:name="T12" style:family="text">
      <style:text-properties officeooo:rsid="001dd5eb"/>
    </style:style>
    <style:style style:name="T13" style:family="text">
      <style:text-properties style:text-line-through-style="solid" style:text-line-through-type="single" fo:font-size="12pt" fo:font-weight="bold" officeooo:rsid="0024c353"/>
    </style:style>
    <style:style style:name="T14" style:family="text">
      <style:text-properties officeooo:rsid="00215c1a"/>
    </style:style>
    <style:style style:name="T15" style:family="text">
      <style:text-properties fo:color="#50fa7b" loext:opacity="100%"/>
    </style:style>
    <style:style style:name="T16" style:family="text">
      <style:text-properties fo:color="#ffffff" loext:opacity="100%"/>
    </style:style>
    <style:style style:name="T17" style:family="text">
      <style:text-properties fo:color="#ffffff" loext:opacity="100%" style:font-name="Droid Sans Mono1" officeooo:rsid="002ef809" fo:background-color="#1e1e1e" loext:char-shading-value="0"/>
    </style:style>
    <style:style style:name="T18" style:family="text">
      <style:text-properties fo:color="#ffb86c" loext:opacity="100%"/>
    </style:style>
    <style:style style:name="T19" style:family="text">
      <style:text-properties fo:color="#ff79c6" loext:opacity="100%"/>
    </style:style>
    <style:style style:name="T20" style:family="text">
      <style:text-properties officeooo:rsid="0022001a"/>
    </style:style>
    <style:style style:name="T21" style:family="text">
      <style:text-properties officeooo:rsid="0022b80e"/>
    </style:style>
    <style:style style:name="T22" style:family="text">
      <style:text-properties fo:color="#bd93f9" loext:opacity="100%"/>
    </style:style>
    <style:style style:name="T23" style:family="text">
      <style:text-properties fo:color="#6272a4" loext:opacity="100%"/>
    </style:style>
    <style:style style:name="T24" style:family="text">
      <style:text-properties fo:color="#f1fa8c" loext:opacity="100%"/>
    </style:style>
    <style:style style:name="T25" style:family="text">
      <style:text-properties officeooo:rsid="0025f357"/>
    </style:style>
    <style:style style:name="T26" style:family="text">
      <style:text-properties officeooo:rsid="002dc128"/>
    </style:style>
    <style:style style:name="T27" style:family="text">
      <style:text-properties officeooo:rsid="00333b04"/>
    </style:style>
    <style:style style:name="T28" style:family="text">
      <style:text-properties officeooo:rsid="00360b89"/>
    </style:style>
    <style:style style:name="T29" style:family="text">
      <style:text-properties style:text-position="super 58%" officeooo:rsid="00360b89"/>
    </style:style>
    <style:style style:name="T30" style:family="text">
      <style:text-properties officeooo:rsid="003670bc"/>
    </style:style>
    <style:style style:name="T31" style:family="text">
      <style:text-properties officeooo:rsid="00392440"/>
    </style:style>
    <style:style style:name="T32" style:family="text">
      <style:text-properties officeooo:rsid="003bec52"/>
    </style:style>
    <style:style style:name="T33" style:family="text">
      <style:text-properties officeooo:rsid="003f3106"/>
    </style:style>
    <style:style style:name="T34" style:family="text">
      <style:text-properties officeooo:rsid="00404000"/>
    </style:style>
    <style:style style:name="T35" style:family="text">
      <style:text-properties officeooo:rsid="0041bf15"/>
    </style:style>
    <style:style style:name="T36" style:family="text">
      <style:text-properties officeooo:rsid="004338b5" style:font-weight-asian="normal" style:font-weight-complex="normal"/>
    </style:style>
    <style:style style:name="T37" style:family="text">
      <style:text-properties officeooo:rsid="0047fa1a" style:font-weight-asian="normal" style:font-weight-complex="normal"/>
    </style:style>
    <style:style style:name="T38" style:family="text">
      <style:text-properties officeooo:rsid="004bd267" style:font-weight-asian="normal" style:font-weight-complex="normal"/>
    </style:style>
    <style:style style:name="T39" style:family="text">
      <style:text-properties officeooo:rsid="004cf743" style:font-weight-asian="normal" style:font-weight-complex="normal"/>
    </style:style>
    <style:style style:name="T40" style:family="text">
      <style:text-properties officeooo:rsid="00460bf6"/>
    </style:style>
    <style:style style:name="T41" style:family="text">
      <style:text-properties officeooo:rsid="00461681"/>
    </style:style>
    <style:style style:name="T42" style:family="text">
      <style:text-properties officeooo:rsid="004a138e"/>
    </style:style>
    <style:style style:name="T43" style:family="text">
      <style:text-properties officeooo:rsid="004b9c23"/>
    </style:style>
    <style:style style:name="T44" style:family="text">
      <style:text-properties officeooo:rsid="004c4fc3"/>
    </style:style>
    <style:style style:name="T45" style:family="text">
      <style:text-properties fo:font-variant="normal" fo:text-transform="none" fo:color="#bdc1c6" loext:opacity="100%" style:font-name="Google Sans" fo:font-size="10.5pt" fo:letter-spacing="normal" fo:font-style="normal"/>
    </style:style>
    <style:style style:name="T46" style:family="text">
      <style:text-properties fo:font-variant="normal" fo:text-transform="none" fo:color="#bdc1c6" loext:opacity="100%" style:font-name="Liberation Serif" fo:font-size="10.5pt" fo:letter-spacing="normal" fo:font-style="normal" officeooo:rsid="004cf743"/>
    </style:style>
    <style:style style:name="T47" style:family="text">
      <style:text-properties fo:font-variant="normal" fo:text-transform="none" style:font-name="Liberation Serif" fo:letter-spacing="normal" fo:font-style="normal"/>
    </style:style>
    <style:style style:name="T48" style:family="text">
      <style:text-properties fo:font-variant="normal" fo:text-transform="none" style:font-name="Liberation Serif" fo:letter-spacing="normal" fo:font-style="normal" officeooo:rsid="0051770e"/>
    </style:style>
    <style:style style:name="T49" style:family="text">
      <style:text-properties fo:font-variant="normal" fo:text-transform="none" fo:color="#000000" loext:opacity="100%" style:font-name="Liberation Serif" fo:letter-spacing="normal" fo:font-style="normal" officeooo:rsid="00594370" style:font-size-asian="10.5pt" style:font-weight-asian="normal" style:font-size-complex="12pt" style:font-weight-complex="normal"/>
    </style:style>
    <style:style style:name="T50" style:family="text">
      <style:text-properties fo:font-variant="normal" fo:text-transform="none" fo:color="#303030" loext:opacity="100%" style:font-name="Titillium Web" fo:font-size="13.5pt" fo:letter-spacing="normal" fo:font-style="normal" fo:font-weight="normal"/>
    </style:style>
    <style:style style:name="T51" style:family="text">
      <style:text-properties fo:font-variant="normal" fo:text-transform="none" fo:color="#303030" loext:opacity="100%" style:font-name="Titillium Web" fo:font-size="9.75pt" fo:letter-spacing="normal" fo:font-style="normal" fo:font-weight="normal"/>
    </style:style>
    <style:style style:name="T52" style:family="text">
      <style:text-properties fo:font-variant="normal" fo:text-transform="none" fo:color="#303030" loext:opacity="100%" style:font-name="Titillium Web" fo:font-size="9.75pt" fo:letter-spacing="normal" fo:font-style="normal" fo:font-weight="normal" officeooo:rsid="0062670f"/>
    </style:style>
    <style:style style:name="T53" style:family="text">
      <style:text-properties fo:font-variant="normal" fo:text-transform="none" fo:color="#303030" loext:opacity="100%" fo:letter-spacing="normal"/>
    </style:style>
    <style:style style:name="T54" style:family="text">
      <style:text-properties officeooo:rsid="0053be4c"/>
    </style:style>
    <style:style style:name="T55" style:family="text">
      <style:text-properties officeooo:rsid="0055be8f"/>
    </style:style>
    <style:style style:name="T56" style:family="text">
      <style:text-properties fo:font-weight="bold"/>
    </style:style>
    <style:style style:name="T57" style:family="text">
      <style:text-properties officeooo:rsid="005c45bb"/>
    </style:style>
    <style:style style:name="T58" style:family="text">
      <style:text-properties officeooo:rsid="005e0433"/>
    </style:style>
    <style:style style:name="T59" style:family="text">
      <style:text-properties officeooo:rsid="005fbd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E Sheet</text:p>
      <text:p text:style-name="P1"/>
      <text:p text:style-name="P1"/>
      <text:p text:style-name="P1"/>
      <text:p text:style-name="P1"/>
      <text:p text:style-name="P3">1.Set matrix zero</text:p>
      <text:p text:style-name="P3"/>
      <text:p text:style-name="P4">problemLink : <text:a xlink:type="simple" xlink:href="https://www.codingninjas.com/studio/problems/set-matrix-zeros_3846774?topList=striver-sde-sheet-problems&amp;utm_source=striver&amp;utm_medium=website&amp;leftPanelTab=1" text:style-name="Internet_20_link" text:visited-style-name="Visited_20_Internet_20_Link">https://www.codingninjas.com/studio/problems/set-matrix-zeros_3846774?topList=striver-sde-sheet-problems&amp;utm_source=striver&amp;utm_medium=website&amp;leftPanelTab=1</text:a> </text:p>
      <text:p text:style-name="P4">solution : https://github.com/Sumit-pd/DSA/blob/master/arrays/rotateMatrix.cpp</text:p>
      <text:p text:style-name="P2"/>
      <text:p text:style-name="P2">brute force :</text:p>
      <text:p text:style-name="P2">- <text:span text:style-name="T1">replace zeros to -1</text:span></text:p>
      <text:p text:style-name="P2">- <text:span text:style-name="T1">now search for -1 and turn rows and columns to zeros</text:span></text:p>
      <text:p text:style-name="P5">drawback : works on only positive values </text:p>
      <text:p text:style-name="P5">time complexity : O(n*m*(n+m) )</text:p>
      <text:p text:style-name="P5"/>
      <text:p text:style-name="P5"/>
      <text:p text:style-name="P5">better:</text:p>
      <text:p text:style-name="P54">- use a unordered_set and fill all the row and columns which has zeros in it</text:p>
      <text:p text:style-name="P54">- after that replace all the data in the rows that are stored in the set with zeros</text:p>
      <text:p text:style-name="P54">-time complexity – O(n*m)</text:p>
      <text:p text:style-name="P54">-space complexity – O(n+m)</text:p>
      <text:p text:style-name="P54"/>
      <text:p text:style-name="P54"/>
      <text:p text:style-name="P57">optimal-</text:p>
      <text:p text:style-name="P57">- use first row and column as indicators</text:p>
      <text:p text:style-name="P57">-use two variables firstRow and firstCol as indicators if the first row or column will be zero or not</text:p>
      <text:p text:style-name="P54"/>
      <text:p text:style-name="P54"/>
      <text:p text:style-name="P54"/>
      <text:p text:style-name="P54"/>
      <text:p text:style-name="P54"/>
      <text:p text:style-name="P6"><text:span text:style-name="T4">2.</text:span><text:span text:style-name="T6">Print Pascal’s Triangle</text:span></text:p>
      <text:p text:style-name="P58"/>
      <text:p text:style-name="P8"><text:span text:style-name="T7">#</text:span><text:span text:style-name="T5">find a particular element at a given row and column</text:span></text:p>
      <text:p text:style-name="P8">r = r – 1 </text:p>
      <text:p text:style-name="P8">c = c -1 </text:p>
      <text:p text:style-name="P8">find the combination of the above rCc</text:p>
      <text:p text:style-name="P8">-view the shotcut in the video of striver</text:p>
      <text:p text:style-name="P47"><text:span text:style-name="T2">int</text:span> findNcr(<text:span text:style-name="T2">int</text:span> n, <text:span text:style-name="T2">int</text:span> r)</text:p>
      <text:p text:style-name="P48">{</text:p>
      <text:p text:style-name="P48"><text:span text:style-name="T2">int</text:span> ans = <text:span text:style-name="T3">1</text:span> ;</text:p>
      <text:p text:style-name="P48"><text:span text:style-name="T2">for</text:span> (<text:span text:style-name="T2">int</text:span> i = <text:span text:style-name="T3">0</text:span>; i &lt; r; i++)<text:span text:style-name="T11"> // this should only run for n times</text:span></text:p>
      <text:p text:style-name="P48">{</text:p>
      <text:p text:style-name="P48"><text:tab/>ans = ans * (n - i) ;<text:span text:style-name="T11"> // fo the numerator </text:span></text:p>
      <text:p text:style-name="P48"><text:tab/>ans = ans / i + <text:span text:style-name="T3">1</text:span> ;</text:p>
      <text:p text:style-name="P48">}</text:p>
      <text:p text:style-name="P48"><text:soft-page-break/><text:span text:style-name="T2">return</text:span> ans ;</text:p>
      <text:p text:style-name="P48">}</text:p>
      <text:p text:style-name="P8"/>
      <text:p text:style-name="P9">#find all the elements of a particular row of a pascals triangle</text:p>
      <text:p text:style-name="P9"/>
      <text:p text:style-name="P9">video - <text:a xlink:type="simple" xlink:href="https://www.youtube.com/watch?v=bR7mQgwQ_o8" text:style-name="Internet_20_link" text:visited-style-name="Visited_20_Internet_20_Link">https://www.youtube.com/watch?v=bR7mQgwQ_o8</text:a></text:p>
      <text:p text:style-name="P9"/>
      <text:p text:style-name="P9">theroy</text:p>
      <text:p text:style-name="P9">-the first and the last elements of the row will be 1</text:p>
      <text:p text:style-name="P9">- the next elements with refrence to a particular element will be</text:p>
      <text:p text:style-name="P9"><text:tab/>ans * (row – col ) </text:p>
      <text:p text:style-name="P9"><text:tab/>ans / col </text:p>
      <text:p text:style-name="P9">- the col should be in zero based indexing and the row can be in one based indexing</text:p>
      <text:p text:style-name="P10"/>
      <text:p text:style-name="P10"/>
      <text:p text:style-name="P10">#print the entire pascal triangle for a particular n</text:p>
      <text:p text:style-name="P10"/>
      <text:p text:style-name="P10">brute – use the formula for each element of the triangle </text:p>
      <text:p text:style-name="P10"><text:tab/>there will be <text:s/>two loops ,one loop will go from 0 to n-1 and the other will go from 0 to r-1</text:p>
      <text:p text:style-name="P10">time complexity : O(n3)</text:p>
      <text:p text:style-name="P10"/>
      <text:p text:style-name="P10">optimal – use the second approach and <text:span text:style-name="T12">find the all the rows</text:span></text:p>
      <text:p text:style-name="P56"/>
      <text:p text:style-name="P55"/>
      <text:p text:style-name="P7"><text:span text:style-name="T13">4.</text:span><text:span text:style-name="T6">Next Greater Permutation</text:span></text:p>
      <text:p text:style-name="P11"><text:span text:style-name="T5">link: </text:span><text:a xlink:type="simple" xlink:href="https://www.codingninjas.com/studio/problems/next-greater-permutation_6929564?utm_source=striver&amp;utm_medium=website&amp;utm_campaign=a_zcoursetuf" text:style-name="Internet_20_link" text:visited-style-name="Visited_20_Internet_20_Link"><text:span text:style-name="T5">https://www.codingninjas.com/studio/problems/next-greater-permutation_6929564?utm_source=striver&amp;utm_medium=website&amp;utm_campaign=a_zcoursetuf</text:span></text:a><text:span text:style-name="T5"> </text:span></text:p>
      <text:p text:style-name="P11"/>
      <text:p text:style-name="P11"/>
      <text:p text:style-name="P12">Brute :</text:p>
      <text:p text:style-name="P12">-generate all the permutations and find the existing sequence and find the the next one.</text:p>
      <text:p text:style-name="P12">-<text:span text:style-name="T14">time complexity : O(n! * n)</text:span></text:p>
      <text:p text:style-name="P13">better :</text:p>
      <text:p text:style-name="P13">-next_permuation() // for c++</text:p>
      <text:p text:style-name="P50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</text:span><text:span text:style-name="T16">)</text:span> <text:span text:style-name="T16">{</text:span></text:p>
      <text:p text:style-name="P49"><text:span text:style-name="T15"><text:tab/>next_permutation</text:span><text:span text:style-name="T16">(</text:span><text:span text:style-name="T15">a</text:span><text:span text:style-name="T16">.</text:span><text:span text:style-name="T15">begin</text:span><text:span text:style-name="T16">()</text:span> <text:span text:style-name="T16">,</text:span> <text:span text:style-name="T15">a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49"><text:span text:style-name="T19"><text:tab/>return</text:span> <text:span text:style-name="T15">a</text:span><text:span text:style-name="T16">;</text:span></text:p>
      <text:p text:style-name="P64">}</text:p>
      <text:p text:style-name="P13"/>
      <text:p text:style-name="P13">optimal:</text:p>
      <text:p text:style-name="P13">-<text:span text:style-name="T20">find the longest prefix match by finding the breakpoint a[i] &gt; a[i+1] </text:span><text:span text:style-name="T21">from the last </text:span></text:p>
      <text:p text:style-name="P13">-<text:span text:style-name="T20">find the element that is greater than a[i] but smaller than all the elements past index I</text:span></text:p>
      <text:p text:style-name="P13">-<text:span text:style-name="T20">place the remaining elements after i in sorted order.</text:span></text:p>
      <text:p text:style-name="P50"><text:span text:style-name="T15">vector</text:span><text:span text:style-name="T16">&lt;</text:span><text:span text:style-name="T18">int</text:span><text:span text:style-name="T16">&gt;</text:span> <text:span text:style-name="T15">nextGreaterPermutation</text:span><text:span text:style-name="T16">(</text:span><text:span text:style-name="T15">vector</text:span><text:span text:style-name="T16">&lt;</text:span><text:span text:style-name="T18">int</text:span><text:span text:style-name="T16">&gt;</text:span> <text:span text:style-name="T16">&amp;</text:span><text:span text:style-name="T15">arr</text:span><text:span text:style-name="T16">)</text:span> <text:span text:style-name="T16">{</text:span></text:p>
      <text:p text:style-name="P49"><text:span text:style-name="T18">int</text:span> <text:span text:style-name="T15">n</text:span> <text:span text:style-name="T16">=</text:span> <text:span text:style-name="T15">arr</text:span><text:span text:style-name="T16">.</text:span><text:span text:style-name="T15">size</text:span><text:span text:style-name="T16">()</text:span> <text:span text:style-name="T16">;</text:span></text:p>
      <text:p text:style-name="P49"><text:span text:style-name="T18">int</text:span> <text:span text:style-name="T15">ind</text:span> <text:span text:style-name="T16">=</text:span> <text:span text:style-name="T16">-</text:span><text:span text:style-name="T22">1</text:span> <text:span text:style-name="T16">;</text:span> <text:span text:style-name="T23">// for finding the breakpoint</text:span>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2</text:span> <text:span text:style-name="T16">;</text:span> <text:span text:style-name="T15">i</text:span> <text:span text:style-name="T16">&gt;=</text:span> <text:span text:style-name="T22">0</text:span> <text:span text:style-name="T16">;</text:span> <text:span text:style-name="T15">i</text:span><text:span text:style-name="T16">--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lt;</text:span> <text:span text:style-name="T15">arr</text:span><text:span text:style-name="T16">[</text:span><text:span text:style-name="T15">i</text:span><text:span text:style-name="T16">+</text:span><text:span text:style-name="T22">1</text:span><text:span text:style-name="T16">]){</text:span></text:p>
      <text:p text:style-name="P49"><text:span text:style-name="T15">ind</text:span> <text:span text:style-name="T16">=</text:span> <text:span text:style-name="T15">i</text:span><text:span text:style-name="T16">;</text:span></text:p>
      <text:p text:style-name="P49"><text:soft-page-break/><text:span text:style-name="T19">break</text:span><text:span text:style-name="T16">;</text:span></text:p>
      <text:p text:style-name="P64">}</text:p>
      <text:p text:style-name="P49"><text:span text:style-name="T16">}</text:span><text:span text:style-name="T23">//O(n)</text:span></text:p>
      <text:p text:style-name="P49"><text:span text:style-name="T19">if</text:span><text:span text:style-name="T16">(</text:span><text:span text:style-name="T15">ind</text:span> <text:span text:style-name="T16">==</text:span> <text:span text:style-name="T16">-</text:span><text:span text:style-name="T22">1</text:span> <text:span text:style-name="T16">){</text:span></text:p>
      <text:p text:style-name="P49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,</text:span> <text:span text:style-name="T15">arr</text:span><text:span text:style-name="T16">.</text:span><text:span text:style-name="T15">end</text:span><text:span text:style-name="T16">()</text:span> <text:span text:style-name="T16">)</text:span> <text:span text:style-name="T16">;</text:span></text:p>
      <text:p text:style-name="P49"><text:span text:style-name="T19">return</text:span> <text:span text:style-name="T15">arr</text:span> <text:span text:style-name="T16">;</text:span></text:p>
      <text:p text:style-name="P64">}</text:p>
      <text:p text:style-name="P68">//O(n)</text:p>
      <text:p text:style-name="P68">//finding the element that is greater than the arr[ind]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n</text:span> <text:span text:style-name="T16">-</text:span> <text:span text:style-name="T22">1</text:span> <text:span text:style-name="T16">;</text:span><text:span text:style-name="T15">i</text:span> <text:span text:style-name="T16">&gt;</text:span> <text:span text:style-name="T15">ind</text:span> <text:span text:style-name="T16">;</text:span><text:span text:style-name="T15">i</text:span><text:span text:style-name="T16">--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&gt;</text:span> <text:span text:style-name="T15">arr</text:span><text:span text:style-name="T16">[</text:span><text:span text:style-name="T15">ind</text:span><text:span text:style-name="T16">]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i</text:span><text:span text:style-name="T16">]</text:span> <text:span text:style-name="T16">,</text:span> <text:span text:style-name="T15">arr</text:span><text:span text:style-name="T16">[</text:span><text:span text:style-name="T15">ind</text:span><text:span text:style-name="T16">])</text:span> <text:span text:style-name="T16">;</text:span></text:p>
      <text:p text:style-name="P49"><text:span text:style-name="T19">break</text:span><text:span text:style-name="T16">;</text:span> </text:p>
      <text:p text:style-name="P64">}</text:p>
      <text:p text:style-name="P64">}</text:p>
      <text:p text:style-name="P49"><text:span text:style-name="T15">reverse</text:span><text:span text:style-name="T16">(</text:span><text:span text:style-name="T15">arr</text:span><text:span text:style-name="T16">.</text:span><text:span text:style-name="T15">begin</text:span><text:span text:style-name="T16">()</text:span> <text:span text:style-name="T16">+</text:span> <text:span text:style-name="T15">ind</text:span> <text:span text:style-name="T16">+</text:span> <text:span text:style-name="T22">1</text:span> <text:span text:style-name="T16">,</text:span> <text:span text:style-name="T15">arr</text:span><text:span text:style-name="T16">.</text:span><text:span text:style-name="T15">end</text:span><text:span text:style-name="T16">())</text:span> <text:span text:style-name="T16">;</text:span> <text:span text:style-name="T23">// +1 is added because the array is based on zero based indexing</text:span></text:p>
      <text:p text:style-name="P49"><text:span text:style-name="T19">return</text:span> <text:span text:style-name="T15">arr</text:span> <text:span text:style-name="T16">;</text:span></text:p>
      <text:p text:style-name="P64">}</text:p>
      <text:p text:style-name="P64"/>
      <text:p text:style-name="P65">O(3n)</text:p>
      <text:p text:style-name="P65"/>
      <text:p text:style-name="P66"/>
      <text:p text:style-name="P66"/>
      <text:p text:style-name="P66">5.Kadane’s algorithm</text:p>
      <text:p text:style-name="P13"/>
      <text:p text:style-name="P14">find the maximum subarray </text:p>
      <text:p text:style-name="P14">brute : use the three loop </text:p>
      <text:p text:style-name="P15">code :</text:p>
      <text:p text:style-name="P51"><text:span text:style-name="T19">#include</text:span> <text:span text:style-name="T19">&lt;</text:span><text:span text:style-name="T24">bits/stdc++.h</text:span><text:span text:style-name="T19">&gt;</text:span> </text:p>
      <text:p text:style-name="P49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64">{</text:p>
      <text:p text:style-name="P49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49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49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49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k</text:span> <text:span text:style-name="T16">=</text:span> <text:span text:style-name="T15">i</text:span> <text:span text:style-name="T16">;</text:span> <text:span text:style-name="T15">k</text:span> <text:span text:style-name="T16">&lt;</text:span> <text:span text:style-name="T15">j</text:span> <text:span text:style-name="T16">;</text:span> <text:span text:style-name="T15">k</text:span><text:span text:style-name="T16">++</text:span> <text:span text:style-name="T16">){</text:span></text:p>
      <text:p text:style-name="P49"><text:span text:style-name="T15">smallAns</text:span> <text:span text:style-name="T16">+=</text:span> <text:span text:style-name="T15">arr</text:span><text:span text:style-name="T16">[</text:span><text:span text:style-name="T15">k</text:span><text:span text:style-name="T16">]</text:span> <text:span text:style-name="T16">;</text:span></text:p>
      <text:p text:style-name="P64">}</text:p>
      <text:p text:style-name="P49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64">}</text:p>
      <text:p text:style-name="P64">}</text:p>
      <text:p text:style-name="P49"><text:span text:style-name="T19">return</text:span> <text:span text:style-name="T15">ans</text:span> <text:span text:style-name="T16">;</text:span></text:p>
      <text:p text:style-name="P64">}</text:p>
      <text:p text:style-name="P15"/>
      <text:p text:style-name="P15">better : two loops</text:p>
      <text:p text:style-name="P51"><text:span text:style-name="T19">#include</text:span> <text:span text:style-name="T19">&lt;</text:span><text:span text:style-name="T24">bits/stdc++.h</text:span><text:span text:style-name="T19">&gt;</text:span> </text:p>
      <text:p text:style-name="P49"><text:span text:style-name="T19">long</text:span> <text:span text:style-name="T19">long</text:span> <text:span text:style-name="T15">maxSubarraySum</text:span><text:span text:style-name="T16">(</text:span><text:span text:style-name="T18">int</text:span> <text:span text:style-name="T15">arr</text:span><text:span text:style-name="T16">[],</text:span> <text:span text:style-name="T18">int</text:span> <text:span text:style-name="T15">n</text:span><text:span text:style-name="T16">)</text:span></text:p>
      <text:p text:style-name="P64"><text:soft-page-break/>{</text:p>
      <text:p text:style-name="P49"><text:span text:style-name="T19">long</text:span> <text:span text:style-name="T19">long</text:span> <text:span text:style-name="T15">ans</text:span> <text:span text:style-name="T16">=</text:span> <text:span text:style-name="T22">0</text:span> <text:span text:style-name="T16">;</text:span></text:p>
      <text:p text:style-name="P49"><text:span text:style-name="T19">for</text:span> <text:span text:style-name="T16">(</text:span><text:span text:style-name="T18">int</text:span> <text:span text:style-name="T15">i</text:span> <text:span text:style-name="T16">=</text:span> <text:span text:style-name="T22">0</text:span><text:span text:style-name="T16">;</text:span> <text:span text:style-name="T15">i</text:span> <text:span text:style-name="T16">&lt;</text:span> <text:span text:style-name="T15">n</text:span><text:span text:style-name="T16">;</text:span> <text:span text:style-name="T15">i</text:span><text:span text:style-name="T16">++)</text:span> <text:span text:style-name="T16">{</text:span></text:p>
      <text:p text:style-name="P49"><text:span text:style-name="T19">long</text:span> <text:span text:style-name="T19">long</text:span> <text:span text:style-name="T15">smallAns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j</text:span> <text:span text:style-name="T16">=</text:span> <text:span text:style-name="T15">i</text:span> <text:span text:style-name="T16">;</text:span> <text:span text:style-name="T15">j</text:span> <text:span text:style-name="T16">&lt;</text:span> <text:span text:style-name="T15">n</text:span> <text:span text:style-name="T16">;</text:span> <text:span text:style-name="T15">j</text:span><text:span text:style-name="T16">++</text:span> <text:span text:style-name="T16">){</text:span></text:p>
      <text:p text:style-name="P49"><text:span text:style-name="T15">smallAns</text:span> <text:span text:style-name="T16">+=</text:span> <text:span text:style-name="T15">arr</text:span><text:span text:style-name="T16">[</text:span><text:span text:style-name="T15">j</text:span><text:span text:style-name="T16">]</text:span> <text:span text:style-name="T16">;</text:span></text:p>
      <text:p text:style-name="P64">}</text:p>
      <text:p text:style-name="P49"><text:span text:style-name="T15">ans</text:span> <text:span text:style-name="T16">=</text:span> <text:span text:style-name="T15">max</text:span><text:span text:style-name="T16">(</text:span><text:span text:style-name="T15">ans</text:span> <text:span text:style-name="T16">,</text:span> <text:span text:style-name="T15">smallAns</text:span><text:span text:style-name="T16">)</text:span> <text:span text:style-name="T16">;</text:span></text:p>
      <text:p text:style-name="P64">}</text:p>
      <text:p text:style-name="P49"><text:span text:style-name="T19">return</text:span> <text:span text:style-name="T15">ans</text:span> <text:span text:style-name="T16">;</text:span></text:p>
      <text:p text:style-name="P64">}</text:p>
      <text:p text:style-name="P15"/>
      <text:p text:style-name="P15"/>
      <text:p text:style-name="P15">optimal : </text:p>
      <text:p text:style-name="P15">kadane’s algorithm</text:p>
      <text:p text:style-name="P15">-keep adding till we get resultant as negative then replace the value back to zero.</text:p>
      <text:p text:style-name="P15">- <text:span text:style-name="T25">keep two variables sum and max</text:span></text:p>
      <text:p text:style-name="P15"/>
      <text:p text:style-name="P15"/>
      <text:p text:style-name="P16">6.sort the array of 0’s , 1’s and 2’s </text:p>
      <text:p text:style-name="P16">brute : use the sort array function</text:p>
      <text:p text:style-name="P16">better : keep a count of number of zeros , ones and twos</text:p>
      <text:p text:style-name="P17">code :</text:p>
      <text:p text:style-name="P52"><text:span text:style-name="T19">#include</text:span> <text:span text:style-name="T19">&lt;</text:span><text:span text:style-name="T24">bits/stdc++.h</text:span><text:span text:style-name="T19">&gt;</text:span> </text:p>
      <text:p text:style-name="P71"/>
      <text:p text:style-name="P49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64">{</text:p>
      <text:p text:style-name="P49"><text:span text:style-name="T18">int</text:span> <text:span text:style-name="T15">zero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one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two</text:span> <text:span text:style-name="T16">=</text:span> <text:span text:style-name="T22">0</text:span> <text:span text:style-name="T16">;</text:span>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n</text:span> <text:span text:style-name="T16">;</text:span> <text:span text:style-name="T15">i</text:span><text:span text:style-name="T16">++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0</text:span> <text:span text:style-name="T16">){</text:span></text:p>
      <text:p text:style-name="P49"><text:span text:style-name="T15">zero</text:span><text:span text:style-name="T16">++</text:span> <text:span text:style-name="T16">;</text:span></text:p>
      <text:p text:style-name="P64">}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1</text:span> <text:span text:style-name="T16">){</text:span></text:p>
      <text:p text:style-name="P49"><text:span text:style-name="T15">one</text:span><text:span text:style-name="T16">++</text:span> <text:span text:style-name="T16">;</text:span></text:p>
      <text:p text:style-name="P64">}</text:p>
      <text:p text:style-name="P49"><text:span text:style-name="T19">if</text:span><text:span text:style-name="T16">(</text:span><text:span text:style-name="T15">arr</text:span><text:span text:style-name="T16">[</text:span><text:span text:style-name="T15">i</text:span><text:span text:style-name="T16">]</text:span> <text:span text:style-name="T16">==</text:span> <text:span text:style-name="T22">2</text:span> <text:span text:style-name="T16">){</text:span></text:p>
      <text:p text:style-name="P49"><text:span text:style-name="T15">two</text:span><text:span text:style-name="T16">++</text:span> <text:span text:style-name="T16">;</text:span></text:p>
      <text:p text:style-name="P64">}</text:p>
      <text:p text:style-name="P64">}</text:p>
      <text:p text:style-name="P72"/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22">0</text:span> <text:span text:style-name="T16">;</text:span> <text:span text:style-name="T15">i</text:span> <text:span text:style-name="T16">&lt;</text:span> <text:span text:style-name="T15">zero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0</text:span> <text:span text:style-name="T16">;</text:span></text:p>
      <text:p text:style-name="P64">}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1</text:span> <text:span text:style-name="T16">;</text:span></text:p>
      <text:p text:style-name="P49"><text:soft-page-break/><text:span text:style-name="T16">}</text:span> </text:p>
      <text:p text:style-name="P49"><text:span text:style-name="T19">for</text:span><text:span text:style-name="T16">(</text:span><text:span text:style-name="T18">int</text:span> <text:span text:style-name="T15">i</text:span> <text:span text:style-name="T16">=</text:span> <text:span text:style-name="T15">zero</text:span> <text:span text:style-name="T16">+</text:span> <text:span text:style-name="T15">one</text:span> <text:span text:style-name="T16">;</text:span> <text:span text:style-name="T15">i</text:span> <text:span text:style-name="T16">&lt;</text:span> <text:span text:style-name="T15">zero</text:span> <text:span text:style-name="T16">+</text:span> <text:span text:style-name="T15">one</text:span> <text:span text:style-name="T16">+</text:span> <text:span text:style-name="T15">two</text:span> <text:span text:style-name="T16">;</text:span> <text:span text:style-name="T15">i</text:span><text:span text:style-name="T16">++){</text:span></text:p>
      <text:p text:style-name="P49"><text:span text:style-name="T15">arr</text:span><text:span text:style-name="T16">[</text:span><text:span text:style-name="T15">i</text:span><text:span text:style-name="T16">]</text:span> <text:span text:style-name="T16">=</text:span> <text:span text:style-name="T22">2</text:span> <text:span text:style-name="T16">;</text:span></text:p>
      <text:p text:style-name="P49"><text:span text:style-name="T16">}</text:span> </text:p>
      <text:p text:style-name="P64">}</text:p>
      <text:p text:style-name="P17"/>
      <text:p text:style-name="P16">optimal : </text:p>
      <text:p text:style-name="P17">Dutch national flag algorithm</text:p>
      <text:p text:style-name="P18">intution : </text:p>
      <text:p text:style-name="P18">0 – low -1 =&gt; 0</text:p>
      <text:p text:style-name="P18">low – mid – 1 =&gt; 1 </text:p>
      <text:p text:style-name="P18">high + 1 – n -1 =&gt; 2</text:p>
      <text:p text:style-name="P18"/>
      <text:p text:style-name="P18">mid – high =&gt; unsorted <text:span text:style-name="T26">part </text:span></text:p>
      <text:p text:style-name="P18"/>
      <text:p text:style-name="P19">algorithm :</text:p>
      <text:p text:style-name="P19">- initially mark low = 0 , mid = 1 , high = n -1</text:p>
      <text:p text:style-name="P53"><text:span text:style-name="T19">#include</text:span> <text:span text:style-name="T19">&lt;</text:span><text:span text:style-name="T24">bits/stdc++.h</text:span><text:span text:style-name="T19">&gt;</text:span> </text:p>
      <text:p text:style-name="P71"/>
      <text:p text:style-name="P49"><text:span text:style-name="T18">void</text:span> <text:span text:style-name="T15">sort012</text:span><text:span text:style-name="T16">(</text:span><text:span text:style-name="T18">int</text:span> <text:span text:style-name="T16">*</text:span><text:span text:style-name="T15">arr</text:span><text:span text:style-name="T16">,</text:span> <text:span text:style-name="T18">int</text:span> <text:span text:style-name="T15">n</text:span><text:span text:style-name="T16">)</text:span></text:p>
      <text:p text:style-name="P64">{</text:p>
      <text:p text:style-name="P49"><text:span text:style-name="T18">int</text:span> <text:span text:style-name="T15">low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mid</text:span> <text:span text:style-name="T16">=</text:span> <text:span text:style-name="T22">0</text:span> <text:span text:style-name="T16">;</text:span></text:p>
      <text:p text:style-name="P49"><text:span text:style-name="T18">int</text:span> <text:span text:style-name="T15">high</text:span> <text:span text:style-name="T16">=</text:span> <text:span text:style-name="T15">n</text:span> <text:span text:style-name="T16">-</text:span><text:span text:style-name="T22">1</text:span> <text:span text:style-name="T16">;</text:span></text:p>
      <text:p text:style-name="P49"><text:span text:style-name="T19">while</text:span><text:span text:style-name="T16">(</text:span><text:span text:style-name="T15">mid</text:span> <text:span text:style-name="T16">&lt;=</text:span> <text:span text:style-name="T15">high</text:span> <text:span text:style-name="T16">){</text:span></text:p>
      <text:p text:style-name="P49">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0</text:span><text:span text:style-name="T16">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low</text:span><text:span text:style-name="T16">])</text:span> <text:span text:style-name="T16">;</text:span></text:p>
      <text:p text:style-name="P49"><text:span text:style-name="T15">low</text:span><text:span text:style-name="T16">++</text:span> <text:span text:style-name="T16">;</text:span></text:p>
      <text:p text:style-name="P49"><text:span text:style-name="T15">mid</text:span><text:span text:style-name="T16">++</text:span> <text:span text:style-name="T16">;</text:span></text:p>
      <text:p text:style-name="P64">}</text:p>
      <text:p text:style-name="P49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1</text:span> <text:span text:style-name="T16">){</text:span></text:p>
      <text:p text:style-name="P49"><text:span text:style-name="T15">mid</text:span><text:span text:style-name="T16">++</text:span> <text:span text:style-name="T16">;</text:span></text:p>
      <text:p text:style-name="P64">}</text:p>
      <text:p text:style-name="P49"><text:span text:style-name="T19">else</text:span> <text:span text:style-name="T19">if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==</text:span> <text:span text:style-name="T22">2</text:span> <text:span text:style-name="T16">){</text:span></text:p>
      <text:p text:style-name="P49"><text:span text:style-name="T15">swap</text:span><text:span text:style-name="T16">(</text:span><text:span text:style-name="T15">arr</text:span><text:span text:style-name="T16">[</text:span><text:span text:style-name="T15">mid</text:span><text:span text:style-name="T16">]</text:span> <text:span text:style-name="T16">,</text:span> <text:span text:style-name="T15">arr</text:span><text:span text:style-name="T16">[</text:span><text:span text:style-name="T15">high</text:span><text:span text:style-name="T16">]);</text:span></text:p>
      <text:p text:style-name="P49"><text:span text:style-name="T15">high</text:span><text:span text:style-name="T16">--;</text:span></text:p>
      <text:p text:style-name="P64">}</text:p>
      <text:p text:style-name="P64">}</text:p>
      <text:p text:style-name="P64">}</text:p>
      <text:p text:style-name="P67"/>
      <text:p text:style-name="P67"/>
      <text:p text:style-name="P67"/>
      <text:p text:style-name="P69"><text:span text:style-name="T17">7.</text:span><text:span text:style-name="T6">Best time to buy and sell stock</text:span></text:p>
      <text:p text:style-name="P59">we can only buy or sell one time!</text:p>
      <text:p text:style-name="P60"/>
      <text:p text:style-name="P70"><text:span text:style-name="T5">- </text:span><text:span text:style-name="T8">if we are buying and selling on the same day then it does not make any sense</text:span></text:p>
      <text:p text:style-name="P61">-if we are selling on a particular day than we need to buy it on the day when it is minimum</text:p>
      <text:p text:style-name="P70"><text:span text:style-name="T8">-</text:span><text:span text:style-name="T9">keep a track of minimum</text:span></text:p>
      <text:p text:style-name="P62"><text:soft-page-break/>-update the minimum after every interation</text:p>
      <text:p text:style-name="P62">-also calculate the profit after every traversal</text:p>
      <text:p text:style-name="P67"/>
      <text:p text:style-name="P67"/>
      <text:p text:style-name="P20">8. Rotate matrix by 90*</text:p>
      <text:p text:style-name="P20"><text:s/>brute → </text:p>
      <text:p text:style-name="P20">- use a spare matrix</text:p>
      <text:p text:style-name="P20">- <text:s/>[i][j] → [j][n-i-1]</text:p>
      <text:p text:style-name="P20">-<text:span text:style-name="T27">time complexity : O(n2)</text:span></text:p>
      <text:p text:style-name="P20">-<text:span text:style-name="T27">space complexity : O(n2)</text:span></text:p>
      <text:p text:style-name="P21">optimal → </text:p>
      <text:p text:style-name="P21"/>
      <text:p text:style-name="P22">8. merge overlapping subintervals</text:p>
      <text:p text:style-name="P22">- <text:span text:style-name="T28">make a 2d vector</text:span></text:p>
      <text:p text:style-name="P22">-<text:span text:style-name="T28">try a for loop 0 → n </text:span></text:p>
      <text:p text:style-name="P22">- <text:span text:style-name="T28">if the vector is empty then push back the arr[i]</text:span></text:p>
      <text:p text:style-name="P22">-<text:span text:style-name="T28">if the last element of the ans vector’s 1</text:span><text:span text:style-name="T29">st</text:span><text:span text:style-name="T28"> index is smaller than the 0</text:span><text:span text:style-name="T29">th</text:span><text:span text:style-name="T28"> index of arr[i] then push back the arr[i] : the elements are not overlapping </text:span></text:p>
      <text:p text:style-name="P22"><text:tab/><text:span text:style-name="T28">if(ans.back()[1] &lt; arr[i][0]</text:span></text:p>
      <text:p text:style-name="P22"/>
      <text:p text:style-name="P22"/>
      <text:p text:style-name="P22">- <text:span text:style-name="T28">now the case becomes of elements getting overlapped</text:span></text:p>
      <text:p text:style-name="P22">- <text:span text:style-name="T28">ans.back()[1] = max(ans.back()[1] , arr[i][</text:span><text:span text:style-name="T30">1</text:span><text:span text:style-name="T28">] </text:span><text:span text:style-name="T30">)</text:span></text:p>
      <text:p text:style-name="P22"/>
      <text:p text:style-name="P23">9. merge two sorted arrays</text:p>
      <text:p text:style-name="P25">brute : use the third array and by using the merge sort method</text:p>
      <text:p text:style-name="P24">optimal : </text:p>
      <text:p text:style-name="P24">- use two pointer point one toward the last element of the first and the other to the first element of the second array</text:p>
      <text:p text:style-name="P24">-compare both of them</text:p>
      <text:p text:style-name="P24">-we will swap them if we find elements of the first array are larger than the second array</text:p>
      <text:p text:style-name="P24">-we will break if the element of the first array are already smaller than the second array</text:p>
      <text:p text:style-name="P24">-<text:span text:style-name="T31">sort the both the arrays</text:span></text:p>
      <text:p text:style-name="P26">10 . find the duplicate element in the array </text:p>
      <text:p text:style-name="P26">brute : two loops</text:p>
      <text:p text:style-name="P26">better : sort the array </text:p>
      <text:p text:style-name="P26">even better : hashmap </text:p>
      <text:p text:style-name="P26">even even better : frequency array </text:p>
      <text:p text:style-name="P27">optimal : linked list cycle detectation method</text:p>
      <text:p text:style-name="P27">-<text:span text:style-name="T32">intution → when ever there is a repeation element then there will be a cycle </text:span></text:p>
      <text:p text:style-name="P28">algo :</text:p>
      <text:p text:style-name="P28">-initialize two pointers slow and fast and initialize them to arr[0]</text:p>
      <text:p text:style-name="P28">- slow = arr[slow] and fast = arr[fast]</text:p>
      <text:p text:style-name="P28">- run a do while loop till the slow != fast</text:p>
      <text:p text:style-name="P28">- re-initialize the fast to arr[0]</text:p>
      <text:p text:style-name="P28">-run a while loop till fast != slow </text:p>
      <text:p text:style-name="P28">- return slow</text:p>
      <text:p text:style-name="P28"/>
      <text:p text:style-name="P29">10.We have elements from 1→n in the array, find the missing number and the repeating element</text:p>
      <text:p text:style-name="P29"><text:soft-page-break/>naive solution : </text:p>
      <text:p text:style-name="P29">-loop from <text:s/>1 to n and check for each number in the array and find out missing element and the repeating one.</text:p>
      <text:p text:style-name="P30">Time complexity : O(n2)</text:p>
      <text:p text:style-name="P32">space complexity : O(1)</text:p>
      <text:p text:style-name="P30">better :</text:p>
      <text:p text:style-name="P32">use a hashtable and solve</text:p>
      <text:p text:style-name="P31">Time complexity : O(n)</text:p>
      <text:p text:style-name="P32">space complexity : O(n)</text:p>
      <text:p text:style-name="P32"/>
      <text:p text:style-name="P33">optimal 1 :</text:p>
      <text:p text:style-name="P33">- do a sum of array and find the sum of first n natural numbers and after <text:span text:style-name="T33">doing this we need to subtract them </text:span></text:p>
      <text:p text:style-name="P33">- after <text:span text:style-name="T33">performing the above task we will be reveiving a equation of x – y of which one is missing number and the other is repeating number</text:span></text:p>
      <text:p text:style-name="P33">- <text:span text:style-name="T33">now find the sum of squares of elements of the array and sum of squares of first n natural numbers</text:span></text:p>
      <text:p text:style-name="P33">- <text:span text:style-name="T33">subtract them, now we get </text:span><text:span text:style-name="T34">x2 – y2, which is (x+y)(x-y)</text:span></text:p>
      <text:p text:style-name="P33">- <text:span text:style-name="T34">now we will divide the result with the answer of (x-y) , we now get x+y</text:span></text:p>
      <text:p text:style-name="P33">- <text:span text:style-name="T35">do val1 + val 2 and divide it by, we will be getting x</text:span></text:p>
      <text:p text:style-name="P33">- <text:span text:style-name="T35">now do x – val1 we get y</text:span></text:p>
      <text:p text:style-name="P33">- <text:span text:style-name="T35">x is the repeating element and y is the missing element</text:span></text:p>
      <text:p text:style-name="P33"/>
      <text:p text:style-name="P34">time complexity : O(n)</text:p>
      <text:p text:style-name="P34">space complexity : O(1) </text:p>
      <text:p text:style-name="P34"/>
      <text:p text:style-name="P43"><text:span text:style-name="T36">11.</text:span><text:span text:style-name="T6">Count Inversions</text:span></text:p>
      <text:p text:style-name="P35">link : <text:a xlink:type="simple" xlink:href="https://www.codingninjas.com/studio/problems/count-inversions_615?leftPanelTab=0" text:style-name="Internet_20_link" text:visited-style-name="Visited_20_Internet_20_Link">https://www.codingninjas.com/studio/problems/count-inversions_615?leftPanelTab=0</text:a></text:p>
      <text:p text:style-name="P35"/>
      <text:p text:style-name="P35">brute : use two for loop (nested) with time complexity as O(n2) </text:p>
      <text:p text:style-name="P36">optimal :</text:p>
      <text:p text:style-name="P73">intution</text:p>
      <text:p text:style-name="P36">- imagine there are two sorted arrays, point two pointers , one at arr1[0] and the other at arr2[0]</text:p>
      <text:p text:style-name="P36">-<text:span text:style-name="T40">loop them and find if arr1[i] &gt; arr2[i] , if this is true we will add all the remaining elements count in the counter </text:span></text:p>
      <text:p text:style-name="P36">- <text:span text:style-name="T40">we are preforming this because all the elements are sorted in the array so arr1[i] is greater than arr2[i] then </text:span><text:span text:style-name="T41">all the elements after i will be greater than arr2[i] so we add them up</text:span></text:p>
      <text:p text:style-name="P73">algorithm :</text:p>
      <text:p text:style-name="P74"/>
      <text:p text:style-name="P38">- use the merge sort code</text:p>
      <text:p text:style-name="P38">- while merging the two sorted arrays, when the right is smaller than we will simply do</text:p>
      <text:p text:style-name="P38">cnt += mid – low + 1 </text:p>
      <text:p text:style-name="P38"/>
      <text:p text:style-name="P38">-we are distorting the array, to avoid this we can make a copy of the data</text:p>
      <text:p text:style-name="P38"/>
      <text:p text:style-name="P38"/>
      <text:p text:style-name="P44"><text:span text:style-name="T37">12.</text:span><text:span text:style-name="T6">Search In A 2D Matrix</text:span></text:p>
      <text:p text:style-name="P38"/>
      <text:p text:style-name="P39">brute : two nested for loops with time complexity as O(n2)</text:p>
      <text:p text:style-name="P39"><text:soft-page-break/>better:<text:span text:style-name="T42">apply binary search in each row , time complexity will be O(nlogn) , if the target is bettween arr[i][0] – arr[i][n-1]</text:span></text:p>
      <text:p text:style-name="P39"/>
      <text:p text:style-name="P39"/>
      <text:p text:style-name="P40">optimal </text:p>
      <text:p text:style-name="P40">- the entire matrix is sorted so we can flatten it not physically but asumming it as flattened</text:p>
      <text:p text:style-name="P40">- now we will do binary search on 0 → n+m – 1</text:p>
      <text:p text:style-name="P40">- we will find the row as mid / m and col as mid % m , where mid is found in binary search</text:p>
      <text:p text:style-name="P40">-<text:span text:style-name="T43">for the intution view 12:00 of striver’s video</text:span></text:p>
      <text:p text:style-name="P40">-<text:span text:style-name="T43">time complexity - O(log(n*m))</text:span></text:p>
      <text:p text:style-name="P39"/>
      <text:p text:style-name="P45"><text:span text:style-name="T38">13. </text:span><text:span text:style-name="T6">Find X raised to power N</text:span></text:p>
      <text:p text:style-name="P41"/>
      <text:p text:style-name="P41">naive : use the power function of the c++ stl <text:span text:style-name="T44">(don’t use this in the interview)</text:span></text:p>
      <text:p text:style-name="P42">brute : </text:p>
      <text:p text:style-name="P42">looping from 1 → n </text:p>
      <text:p text:style-name="P46"><text:span text:style-name="T39">-if the n is negative make a long long variable and store the value of n in that we need to store in long long because the range of int is </text:span><text:span text:style-name="T45">-2,147,483,648 to 2,147,483,647 </text:span><text:span text:style-name="T46">so it will overflow</text:span></text:p>
      <text:p text:style-name="P76"/>
      <text:p text:style-name="P76"/>
      <text:p text:style-name="P77"/>
      <text:p text:style-name="P78">optimal :</text:p>
      <text:p text:style-name="P78">-loop till n is greater than zero</text:p>
      <text:p text:style-name="P78">-if n is odd then do ; ans = ans * x and n = n -1 </text:p>
      <text:p text:style-name="P78">-else do x = x *x and n = n/2</text:p>
      <text:p text:style-name="P78"/>
      <text:p text:style-name="P78"/>
      <text:p text:style-name="P85">14. majority element <text:span text:style-name="T54">n/2</text:span></text:p>
      <text:p text:style-name="P79">brute : two loop approach</text:p>
      <text:p text:style-name="P79">better : using hashmap</text:p>
      <text:p text:style-name="P79">optimal :</text:p>
      <text:p text:style-name="P80">mores’ voting algorithm</text:p>
      <text:p text:style-name="P75"><text:span text:style-name="T47">-</text:span><text:span text:style-name="T48">declare two variables ; element and cnt</text:span></text:p>
      <text:p text:style-name="P81">-initialize element to arr[i] and cnt as 1 </text:p>
      <text:p text:style-name="P81">-for loop 1 → n -1</text:p>
      <text:p text:style-name="P81">- do cnt++ if arr[i] == element</text:p>
      <text:p text:style-name="P81">-else cnt--</text:p>
      <text:p text:style-name="P81">-if(cnt == 0) then element = arr[i] // neutrailzation is done</text:p>
      <text:p text:style-name="P81">-return at end</text:p>
      <text:p text:style-name="P81"/>
      <text:p text:style-name="P81"/>
      <text:p text:style-name="P86">15. Majority Element n/3</text:p>
      <text:p text:style-name="P86"/>
      <text:p text:style-name="P82">question : given an array of n integers we need to find all the elements appearing more than n/3 times </text:p>
      <text:p text:style-name="P82">solution : </text:p>
      <text:p text:style-name="P82">- there will be at max of 2 integers appearing more than n/3 times.</text:p>
      <text:p text:style-name="P83">Brute : use the normal two nested for loops </text:p>
      <text:p text:style-name="P83">Better :</text:p>
      <text:p text:style-name="P83">-use the hashing </text:p>
      <text:p text:style-name="P83"><text:soft-page-break/>-in the for loop after incresing the frequency we need to check if the element’s frequency is already greater than n/3 or equal to n/3 + 1 , then push_back in the main vector</text:p>
      <text:p text:style-name="P83">-check if the size of answer is equal to 2 then break </text:p>
      <text:p text:style-name="P83"/>
      <text:p text:style-name="P83">optimal </text:p>
      <text:p text:style-name="P83">-<text:span text:style-name="T55">the intution is almost shame compared to the previous problem, here we need to have two count variables and two elements variables</text:span></text:p>
      <text:p text:style-name="P83">-<text:span text:style-name="T55">check the code for further explation</text:span></text:p>
      <text:p text:style-name="P83"/>
      <text:p text:style-name="P83"><text:a xlink:type="simple" xlink:href="https://www.codingninjas.com/studio/problems/majority-element_6915220?utm_source=striver&amp;utm_medium=website&amp;utm_campaign=a_zcoursetuf&amp;leftPanelTab=1" text:style-name="Internet_20_link" text:visited-style-name="Visited_20_Internet_20_Link">https://www.codingninjas.com/studio/problems/majority-element_6915220?utm_source=striver&amp;utm_medium=website&amp;utm_campaign=a_zcoursetuf&amp;leftPanelTab=1</text:a></text:p>
      <text:p text:style-name="P83"/>
      <text:p text:style-name="P83"/>
      <text:p text:style-name="P63"><text:span text:style-name="T49">16. </text:span><text:span text:style-name="T56">Unique Paths</text:span></text:p>
      <text:p text:style-name="P63"/>
      <text:p text:style-name="P63"><text:span text:style-name="T57">Brute Force : use recursion and try out all possible paths</text:span></text:p>
      <text:p text:style-name="P88">better : <text:span text:style-name="T58">use memoization</text:span></text:p>
      <text:p text:style-name="P89">optimal :</text:p>
      <text:p text:style-name="P89">-total number of <text:span text:style-name="T59">steps taken</text:span> we take will always be <text:span text:style-name="T59">(m-1) + (n-1) = (m + n – 2 ) </text:span></text:p>
      <text:p text:style-name="P90"><text:span text:style-name="T10">-</text:span><text:span text:style-name="T50">use a for loop to calculate the </text:span><text:span text:style-name="Strong_20_Emphasis"><text:span text:style-name="T51">m+n-2</text:span></text:span><text:span text:style-name="Strong_20_Emphasis"><text:span text:style-name="T50">C</text:span></text:span><text:span text:style-name="Strong_20_Emphasis"><text:span text:style-name="T51">n-1 </text:span></text:span><text:span text:style-name="T53"> </text:span><text:span text:style-name="T50">or </text:span><text:span text:style-name="Strong_20_Emphasis"><text:span text:style-name="T51">m+n-2</text:span></text:span><text:span text:style-name="Strong_20_Emphasis"><text:span text:style-name="T50">C</text:span></text:span><text:span text:style-name="Strong_20_Emphasis"><text:span text:style-name="T51">m-1 </text:span></text:span></text:p>
      <text:p text:style-name="P90"><text:span text:style-name="Strong_20_Emphasis"><text:span text:style-name="T52">- for combination take a look at the following code for nCr</text:span></text:span></text:p>
      <text:p text:style-name="P91"><text:span text:style-name="Strong_20_Emphasis"><text:span text:style-name="T52">for(int I = 1 ; I &lt;= r ; i++ ){</text:span></text:span></text:p>
      <text:p text:style-name="P91"><text:span text:style-name="Strong_20_Emphasis"><text:span text:style-name="T52"><text:tab/>ans = ans *(n – r + I ) / I ;</text:span></text:span></text:p>
      <text:p text:style-name="P91"><text:span text:style-name="Strong_20_Emphasis"><text:span text:style-name="T52">}</text:span></text:span></text:p>
      <text:p text:style-name="P89"/>
      <text:p text:style-name="P63"/>
      <text:p text:style-name="P84"/>
      <text:p text:style-name="P84"/>
      <text:p text:style-name="P37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Droid Sans Mono1" svg:font-family="'Droid Sans Mono', monospace, monospace, 'Droid Sans Fallback'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tillium Web" svg:font-family="'Titillium Web'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04:04.017880236</meta:creation-date>
    <dc:date>2023-08-20T13:04:23.754144386</dc:date>
    <meta:editing-duration>P1DT19H56M42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9" meta:paragraph-count="314" meta:word-count="2143" meta:character-count="10848" meta:non-whitespace-character-count="8932"/>
  </office:meta>
</office:document-meta>
</file>